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58c7" officeooo:paragraph-rsid="000458c7"/>
    </style:style>
    <style:style style:name="P2" style:family="paragraph" style:parent-style-name="Standard">
      <style:text-properties officeooo:rsid="0004d8ab" officeooo:paragraph-rsid="0004d8ab"/>
    </style:style>
    <style:style style:name="P3" style:family="paragraph" style:parent-style-name="Standard">
      <style:text-properties officeooo:rsid="0004d8ab" officeooo:paragraph-rsid="0006fadb"/>
    </style:style>
    <style:style style:name="P4" style:family="paragraph" style:parent-style-name="Standard">
      <style:text-properties officeooo:rsid="0004d8ab" officeooo:paragraph-rsid="00095dc1"/>
    </style:style>
    <style:style style:name="P5" style:family="paragraph" style:parent-style-name="Standard">
      <style:text-properties officeooo:rsid="00055827" officeooo:paragraph-rsid="00055827"/>
    </style:style>
    <style:style style:name="P6" style:family="paragraph" style:parent-style-name="Standard">
      <style:text-properties officeooo:rsid="00064f92" officeooo:paragraph-rsid="00064f92"/>
    </style:style>
    <style:style style:name="P7" style:family="paragraph" style:parent-style-name="Standard">
      <style:text-properties officeooo:rsid="0006fadb" officeooo:paragraph-rsid="0006fadb"/>
    </style:style>
    <style:style style:name="P8" style:family="paragraph" style:parent-style-name="Standard">
      <style:text-properties officeooo:rsid="00064f92" officeooo:paragraph-rsid="00064f92" fo:background-color="#ffff00"/>
    </style:style>
    <style:style style:name="P9" style:family="paragraph" style:parent-style-name="Standard">
      <style:text-properties officeooo:rsid="0013e6f2" officeooo:paragraph-rsid="0013e6f2" fo:background-color="#ffff00"/>
    </style:style>
    <style:style style:name="P10" style:family="paragraph" style:parent-style-name="Standard">
      <style:text-properties officeooo:rsid="00107b14" officeooo:paragraph-rsid="00107b14" fo:background-color="#ffff00"/>
    </style:style>
    <style:style style:name="P11" style:family="paragraph" style:parent-style-name="Standard">
      <style:text-properties officeooo:rsid="000b0efd" officeooo:paragraph-rsid="000b0efd"/>
    </style:style>
    <style:style style:name="P12" style:family="paragraph" style:parent-style-name="Standard">
      <style:text-properties officeooo:rsid="000c6355" officeooo:paragraph-rsid="000c6355"/>
    </style:style>
    <style:style style:name="P13" style:family="paragraph" style:parent-style-name="Standard">
      <style:text-properties officeooo:rsid="000eb8b0" officeooo:paragraph-rsid="000eb8b0"/>
    </style:style>
    <style:style style:name="P14" style:family="paragraph" style:parent-style-name="Standard">
      <style:text-properties officeooo:rsid="000f4904" officeooo:paragraph-rsid="000f4904"/>
    </style:style>
    <style:style style:name="P15" style:family="paragraph" style:parent-style-name="Standard">
      <style:text-properties officeooo:rsid="000fc330"/>
    </style:style>
    <style:style style:name="P16" style:family="paragraph" style:parent-style-name="Standard">
      <style:text-properties officeooo:rsid="000fc330" officeooo:paragraph-rsid="000fc330"/>
    </style:style>
    <style:style style:name="P17" style:family="paragraph" style:parent-style-name="Standard">
      <style:text-properties officeooo:rsid="00107b14" officeooo:paragraph-rsid="00107b14"/>
    </style:style>
    <style:style style:name="P18" style:family="paragraph" style:parent-style-name="Standard">
      <style:text-properties officeooo:rsid="0011349d" officeooo:paragraph-rsid="0011349d"/>
    </style:style>
    <style:style style:name="P19" style:family="paragraph" style:parent-style-name="Standard">
      <style:text-properties officeooo:rsid="0013e6f2" officeooo:paragraph-rsid="0013e6f2"/>
    </style:style>
    <style:style style:name="P20" style:family="paragraph" style:parent-style-name="Text_20_body">
      <style:text-properties officeooo:rsid="000f4904" officeooo:paragraph-rsid="000f4904"/>
    </style:style>
    <style:style style:name="T1" style:family="text">
      <style:text-properties officeooo:rsid="00064f92"/>
    </style:style>
    <style:style style:name="T2" style:family="text">
      <style:text-properties officeooo:rsid="0006768e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dcdbb"/>
    </style:style>
    <style:style style:name="T5" style:family="text">
      <style:text-properties officeooo:rsid="0013e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=========================================================================</text:p>
      <text:p text:style-name="P1">The talk is divided in two different part which corresponding to my research interest.</text:p>
      <text:p text:style-name="P1"/>
      <text:p text:style-name="P1"/>
      <text:p text:style-name="P2">Let focus on the first part Exciton-Polariton in Artifical Lattice.</text:p>
      <text:p text:style-name="P2">=========================================================================</text:p>
      <text:p text:style-name="P2">First ,exciton-polariton or for short polariton is a quasiparticle as a consequence of strong coupling between the cavity photon and excitoon. <text:s/></text:p>
      <text:p text:style-name="P2"/>
      <text:p text:style-name="P5">In principle, we can regard the polarion is a superposition of light and matter party of wavefunction.</text:p>
      <text:p text:style-name="P5"/>
      <text:p text:style-name="P5">Describe the picture, light is localized in the cavity, exciton is in the quantum well.</text:p>
      <text:p text:style-name="P5"/>
      <text:p text:style-name="P5">In the style of second quantization, the system can be describe by the follow Hamiltonian.</text:p>
      <text:p text:style-name="P5"/>
      <text:p text:style-name="P5">The typical eigenspectrum is the following. <text:span text:style-name="T1">In exciton-polariton physics, we useually consider the lower branch.</text:span></text:p>
      <text:p text:style-name="P5"/>
      <text:p text:style-name="P6">The advantanges are the following:</text:p>
      <text:p text:style-name="P6">Comparing the exciton BEC</text:p>
      <text:p text:style-name="P6">Comparing to caivty photonics</text:p>
      <text:p text:style-name="P6"/>
      <text:p text:style-name="P6"/>
      <text:p text:style-name="P8">The following properties of polariton are mainly dependend on the fraction of photon component or exciton component <text:span text:style-name="T2">inside of polariton. <text:s/>One can easily change this properties by change the detuning.</text:span></text:p>
      <text:p text:style-name="P6"/>
      <text:p text:style-name="P3">=========================================================================</text:p>
      <text:p text:style-name="P3"/>
      <text:p text:style-name="P7">The detuning is defined as follow, the energy deference between the cavity phtonon and exciton. </text:p>
      <text:p text:style-name="P7"/>
      <text:p text:style-name="P7">Here we plot dispersion the position, 0 and negative detuning case for the polariton.</text:p>
      <text:p text:style-name="P7"/>
      <text:p text:style-name="P7">The lower panel corresponding to the LP Hopfield cofficents.</text:p>
      <text:p text:style-name="P7"/>
      <text:p text:style-name="P11"><text:span text:style-name="T3">Due to the combination of light and matte the typical effective mass can be orders of magnitude smaller <text:s/>that the exlectron. This give a relative large de Broglie wave length</text:span>.</text:p>
      <text:p text:style-name="P4">=========================================================================</text:p>
      <text:p text:style-name="P4"/>
      <text:p text:style-name="P11">This properties allow us to manipulted the exciton polariton condensation in some micro scale potentials. </text:p>
      <text:p text:style-name="P11"/>
      <text:p text:style-name="P11">In 0D ,1 D and 2D.</text:p>
      <text:p text:style-name="P11"/>
      <text:p text:style-name="P12">To manipulate the potential <text:span text:style-name="T4">one can spatially carve the microcavity in different shape. Lieb in 1D Hony cone lattic Bentz circle. <text:s/></text:span></text:p>
      <text:p text:style-name="P12"/>
      <text:p text:style-name="P13">Alternatively by apply extra metallic layers on the top of caveity as show in figure.</text:p>
      <text:p text:style-name="P13"/>
      <text:p text:style-name="P14"><text:soft-page-break/>In the talk, we will give different results by consider the exciton-polariton in different artifical lattice the topic incluid.</text:p>
      <text:p text:style-name="P14"/>
      <text:p text:style-name="P16">To descripe the dynamics of the polariton system, the numerical method we used is the driven-disspipative Gross-Pitaevskii equation.</text:p>
      <text:p text:style-name="P16"/>
      <text:p text:style-name="P17">=========================================================================</text:p>
      <text:p text:style-name="P17"/>
      <text:p text:style-name="P15">The Gross–Pitaevskii equation (GPE, named after Gross and Pitaevskii) describes the ground state of a quantum system of identical bosons using the Hartree–Fock approximation.</text:p>
      <text:p text:style-name="P15"/>
      <text:p text:style-name="P18">In exciton-polariotn physics we are more interested in lower branch of <text:span text:style-name="T5">system, so we use the following equation to describe the dynamics of the system.</text:span></text:p>
      <text:p text:style-name="P18"/>
      <text:p text:style-name="P19">Due to the decay of the cavity photon. Introduce the decay term \lambda term.</text:p>
      <text:p text:style-name="P19"/>
      <text:p text:style-name="P19">To describe the gain of the system, we have to independent pumping sources. </text:p>
      <text:p text:style-name="P19"/>
      <text:p text:style-name="P19">The first is the coherent pumping, which describe the pump coherently add to the system. </text:p>
      <text:p text:style-name="P19"/>
      <text:p text:style-name="P9">The incoherent pumping.</text:p>
      <text:p text:style-name="P17"/>
      <text:p text:style-name="P17"/>
      <text:p text:style-name="P10">Later we will use the following equations to study the dynamics of the exciton-poilariton system.</text:p>
      <text:p text:style-name="P20">=========================================================================</text:p>
      <text:p text:style-name="P14">The first example we will consider is the multivally system.</text:p>
      <text:p text:style-name="P14"/>
      <text:p text:style-name="P14">Where we consider the cavity photon and exciton are separeately manipulated by two period potentials. <text:s/></text:p>
      <text:p text:style-name="P14"/>
      <text:p text:style-name="P14">The eigenwave function of the groud state for k=0 and k=pi/2 state.</text:p>
      <text:p text:style-name="P14"/>
      <text:p text:style-name="P14">Stimuilate scattering and stochastic scattering term to describe the phono-polariton interaction.</text:p>
      <text:p text:style-name="P14"/>
      <text:p text:style-name="P14">And the corresponding result..</text:p>
      <text:p text:style-name="P14"/>
      <text:p text:style-name="P14">We further to consider the 2D case. With the TE-TM spliting term, we have the following result.</text:p>
      <text:p text:style-name="P14"/>
      <text:p text:style-name="P14">Diferent valley have different polarization.</text:p>
      <text:p text:style-name="P14"/>
      <text:p text:style-name="P20">=========================================================================</text:p>
      <text:p text:style-name="P14">In this section we consider the complex terms in the generalized GP equation in polariton condensation.</text:p>
      <text:p text:style-name="P14"/>
      <text:p text:style-name="P14">V(x) and alpha beta.</text:p>
      <text:p text:style-name="P14"/>
      <text:p text:style-name="P14">Pi and 0 state condensation</text:p>
      <text:p text:style-name="P14"/>
      <text:p text:style-name="P14">We furtuer checnk the intermittency feature of the system by consider the dependence between the </text:p>
      <text:p text:style-name="P20"><text:soft-page-break/>=========================================================================</text:p>
      <text:p text:style-name="P14">Next we talk about the flat band condensation in the exciton-polariton system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3T12:46:12.658127257</meta:creation-date>
    <dc:date>2020-05-15T14:56:14.930422168</dc:date>
    <meta:editing-duration>PT2H32M51S</meta:editing-duration>
    <meta:editing-cycles>17</meta:editing-cycles>
    <meta:generator>LibreOffice/6.3.6.2$Linux_X86_64 LibreOffice_project/30$Build-2</meta:generator>
    <meta:document-statistic meta:table-count="0" meta:image-count="0" meta:object-count="0" meta:page-count="3" meta:paragraph-count="48" meta:word-count="557" meta:character-count="4082" meta:non-whitespace-character-count="3562"/>
  </office:meta>
</office:document-meta>
</file>